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937cm"/>
    </style:style>
    <style:style style:family="table-column" style:name="co2">
      <style:table-column-properties fo:break-before="auto" style:column-width="0.87cm"/>
    </style:style>
    <style:style style:family="table-column" style:name="co3">
      <style:table-column-properties fo:break-before="auto" style:column-width="2.263cm"/>
    </style:style>
    <style:style style:family="table-column" style:name="co4">
      <style:table-column-properties fo:break-before="auto" style:column-width="2.632cm"/>
    </style:style>
    <style:style style:family="table-column" style:name="co5">
      <style:table-column-properties fo:break-before="auto" style:column-width="1.739cm"/>
    </style:style>
    <style:style style:family="table-column" style:name="co6">
      <style:table-column-properties fo:break-before="auto" style:column-width="1.436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93cm"/>
    </style:style>
    <style:style style:family="table-row" style:name="ro2">
      <style:table-row-properties fo:break-before="auto" style:use-optimal-row-height="false" style:row-height="0.889cm"/>
    </style:style>
    <style:style style:family="table-row" style:name="ro3">
      <style:table-row-properties fo:break-before="auto" style:use-optimal-row-height="false" style:row-height="1.037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Tabel_20_10">
      <style:table-properties style:writing-mode="lr-tb" table:display="true"/>
    </style:style>
    <number:date-style style:name="N76" number:automatic-order="true">
      <number:day/>
      <number:text/>
      <number:month number:style="long" number:textual="true"/>
      <number:text/>
      <number:year number:style="long"/>
    </number:date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</style:style>
    <style:style style:data-style-name="N76"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data-style-name="N76"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data-style-name="N100"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data-style-name="N100"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TL 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data-style-name="N76" style:family="table-cell" style:parent-style-name="TL 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76" style:family="table-cell" style:parent-style-name="TL 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data-style-name="N76" style:family="table-cell" style:parent-style-name="Default" style:name="ce13">
      <style:table-cell-properties fo:padding="0.071cm" style:diagonal-bl-tr="none" style:rotation-align="none" fo:border="none" style:diagonal-tl-br="none"/>
    </style:style>
    <style:style style:family="table-cell" style:parent-style-name="TL Data" style:name="ce14">
      <style:table-cell-properties fo:padding="0.071cm" style:diagonal-bl-tr="none" style:rotation-align="none" fo:border="none" style:diagonal-tl-br="none"/>
    </style:style>
    <style:style style:family="table-cell" style:parent-style-name="Default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76" style:family="table-cell" style:parent-style-name="Default" style:name="ce17">
      <style:table-cell-properties fo:padding="0.071cm"/>
    </style:style>
    <style:style style:family="table-cell" style:parent-style-name="TL Data" style:name="ce18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0" style:family="table-cell" style:parent-style-name="TL Data" style:name="ce23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Tabel 10.A20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2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Tabel 10.A21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2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Tabel 10.A22"/>
      </style:table-cell-properties>
      <style:paragraph-properties fo:margin-left="0cm" style:writing-mode="page" css3t:text-justify="auto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parent-style-name="TL Metadata" style:family="table-cell" style:name="ce54" style:display-name="ce5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Default" style:family="table-cell" style:name="ce55" style:display-name="ce5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Default" style:family="table-cell" style:name="ce56" style:display-name="ce56">
      <style:table-cell-properties fo:padding="0.071cm" style:diagonal-bl-tr="none" style:rotation-align="none" fo:border="none" style:diagonal-tl-br="none"/>
    </style:style>
    <style:style style:parent-style-name="Default" style:family="table-cell" style:name="ce57" style:display-name="ce57">
      <style:table-cell-properties fo:padding="0.071cm" fo:border-left="none" fo:border-top="none" fo:border-right="none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0">
        <office:forms form:apply-design-mode="false" form:automatic-focus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 table:number-columns-repeated="3"/>
        <table:table-column table:style-name="co5" table:default-cell-style-name="ce31"/>
        <table:table-column table:style-name="co6" table:default-cell-style-name="ce31" table:number-columns-repeated="3"/>
        <table:table-column table:style-name="co5" table:default-cell-style-name="ce31" table:number-columns-repeated="2"/>
        <table:table-column table:style-name="co7" table:default-cell-style-name="Default" table:number-columns-repeated="1011"/>
        <table:table-row table:style-name="ro1">
          <table:table-cell ns41:value-type="string" table:style-name="ce1" office:value-type="string">
            <text:p>Tabel 10 - Oppervlakte en dichtheid der bevolking des Rijks bij de opvolgende volkstellingen.</text:p>
          </table:table-cell>
          <table:table-cell table:style-name="ce15" table:number-columns-repeated="6"/>
          <table:table-cell table:style-name="ce30" table:number-columns-repeated="5"/>
          <table:table-cell table:style-name="ce45"/>
          <table:table-cell table:number-columns-repeated="1011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ns41:value-type="string" table:number-rows-spanned="2" table:style-name="ce3" table:number-columns-spanned="1" office:value-type="string">
            <text:p>Tijdstip der Volkstelling.</text:p>
          </table:table-cell>
          <table:table-cell table:style-name="ce16"/>
          <table:table-cell ns41:value-type="string" table:number-rows-spanned="1" table:style-name="ce20" table:number-columns-spanned="2" office:value-type="string">
            <text:p>Uitgestrektheid</text:p>
          </table:table-cell>
          <table:covered-table-cell table:style-name="ce26"/>
          <table:table-cell ns41:value-type="string" table:number-rows-spanned="1" table:style-name="ce26" table:number-columns-spanned="2" office:value-type="string">
            <text:p>Aantal zielen per</text:p>
          </table:table-cell>
          <table:covered-table-cell table:style-name="ce26"/>
          <table:table-cell ns41:value-type="string" table:number-rows-spanned="2" table:style-name="ce28" table:number-columns-spanned="1" office:value-type="string">
            <text:p>Toeneming der dichtheid.</text:p>
          </table:table-cell>
          <table:table-cell ns41:value-type="string" table:number-rows-spanned="2" table:style-name="ce32" table:number-columns-spanned="1" office:value-type="string">
            <text:p>Telling</text:p>
          </table:table-cell>
          <table:table-cell ns41:value-type="string" table:number-rows-spanned="2" table:style-name="ce41" table:number-columns-spanned="1" office:value-type="string">
            <text:p>Tabel</text:p>
          </table:table-cell>
          <table:table-cell ns41:value-type="string" table:number-rows-spanned="2" table:style-name="ce41" table:number-columns-spanned="1" office:value-type="string">
            <text:p>Pagina links</text:p>
          </table:table-cell>
          <table:table-cell ns41:value-type="string" table:number-rows-spanned="2" table:style-name="ce41" table:number-columns-spanned="1" office:value-type="string">
            <text:p>Pagina rechts</text:p>
          </table:table-cell>
          <table:table-cell ns41:value-type="string" table:number-rows-spanned="2" table:style-name="ce41" table:number-columns-spanned="1" office:value-type="string">
            <text:p>Provincie</text:p>
          </table:table-cell>
          <table:table-cell ns41:value-type="string" table:number-rows-spanned="2" table:style-name="ce46" table:number-columns-spanned="1" office:value-type="string">
            <text:p>Image nr</text:p>
          </table:table-cell>
          <table:table-cell table:number-columns-repeated="1011"/>
        </table:table-row>
        <table:table-row table:style-name="ro3">
          <table:covered-table-cell table:style-name="ce4"/>
          <table:table-cell table:style-name="ce16"/>
          <table:table-cell ns41:value-type="string" table:style-name="ce21" office:value-type="string">
            <text:p>Hectaren.</text:p>
          </table:table-cell>
          <table:table-cell ns41:value-type="string" table:style-name="ce27" office:value-type="string">
            <text:p>Vierk. geogr. Mijlen.</text:p>
          </table:table-cell>
          <table:table-cell ns41:value-type="string" table:style-name="ce27" office:value-type="string">
            <text:p>Vierk. Km.</text:p>
          </table:table-cell>
          <table:table-cell ns41:value-type="string" table:style-name="ce27" office:value-type="string">
            <text:p>Vierk. geogr. Mijl.</text:p>
          </table:table-cell>
          <table:covered-table-cell table:style-name="ce29"/>
          <table:covered-table-cell table:style-name="ce33"/>
          <table:covered-table-cell table:style-name="ce42" table:number-columns-repeated="4"/>
          <table:covered-table-cell table:style-name="ce47"/>
          <table:table-cell table:number-columns-repeated="1011"/>
        </table:table-row>
        <table:table-row table:style-name="ro4">
          <table:table-cell table:style-name="Default" table:number-columns-repeated="7"/>
          <table:table-cell table:style-name="ce34" table:number-columns-repeated="6"/>
          <table:table-cell table:number-columns-repeated="1011"/>
        </table:table-row>
        <table:table-row table:style-name="ro5">
          <table:table-cell ns41:value-type="string" table:style-name="ce6" office:value-type="string">
            <text:p>1 Januari 1830</text:p>
          </table:table-cell>
          <table:table-cell table:style-name="ce17"/>
          <table:table-cell ns41:value-type="float" table:style-name="ce10" office:value="3258928" office:value-type="float">
            <text:p>3258928</text:p>
          </table:table-cell>
          <table:table-cell ns41:value-type="float" table:style-name="ce18" office:value="593.94" office:value-type="float">
            <text:p>593.94</text:p>
          </table:table-cell>
          <table:table-cell ns41:value-type="float" table:style-name="ce18" office:value="80.2" office:value-type="float">
            <text:p>80.2</text:p>
          </table:table-cell>
          <table:table-cell ns41:value-type="float" table:style-name="ce18" office:value="4400" office:value-type="float">
            <text:p>4400</text:p>
          </table:table-cell>
          <table:table-cell ns41:value-type="float" table:style-name="ce18" office:value="100" office:value-type="float">
            <text:p>100</text:p>
          </table:table-cell>
          <table:table-cell ns41:value-type="string" table:style-name="ce35" office:value-type="string">
            <text:p>VT_1930</text:p>
          </table:table-cell>
          <table:table-cell ns41:value-type="string" table:style-name="ce43" office:value-type="string">
            <text:p>01_10</text:p>
          </table:table-cell>
          <table:table-cell ns41:value-type="float" table:style-name="ce43" office:value="340" office:value-type="float">
            <text:p>340</text:p>
          </table:table-cell>
          <table:table-cell ns41:value-type="float" table:style-name="ce43" office:value="341" office:value-type="float">
            <text:p>341</text:p>
          </table:table-cell>
          <table:table-cell ns41:value-type="string" table:style-name="ce43" office:value-type="string">
            <text:p>Het Rijk</text:p>
          </table:table-cell>
          <table:table-cell ns41:value-type="string" table:style-name="ce48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1 Januari 1840</text:p>
          </table:table-cell>
          <table:table-cell table:style-name="ce17"/>
          <table:table-cell ns41:value-type="float" table:style-name="ce22" office:value="3258928" office:value-type="float">
            <text:p>3258928</text:p>
          </table:table-cell>
          <table:table-cell ns41:value-type="float" table:style-name="ce14" office:value="593.94" office:value-type="float">
            <text:p>593.94</text:p>
          </table:table-cell>
          <table:table-cell ns41:value-type="float" table:style-name="ce14" office:value="87.8" office:value-type="float">
            <text:p>87.8</text:p>
          </table:table-cell>
          <table:table-cell ns41:value-type="float" table:style-name="ce14" office:value="4816" office:value-type="float">
            <text:p>4816</text:p>
          </table:table-cell>
          <table:table-cell ns41:value-type="float" table:style-name="ce14" office:value="109.46" office:value-type="float">
            <text:p>109.4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19 November 1849</text:p>
          </table:table-cell>
          <table:table-cell table:style-name="ce17"/>
          <table:table-cell ns41:value-type="float" table:style-name="ce22" office:value="3258928" office:value-type="float">
            <text:p>3258928</text:p>
          </table:table-cell>
          <table:table-cell ns41:value-type="float" table:style-name="ce14" office:value="593.94" office:value-type="float">
            <text:p>593.94</text:p>
          </table:table-cell>
          <table:table-cell ns41:value-type="float" table:style-name="ce14" office:value="93.8" office:value-type="float">
            <text:p>93.8</text:p>
          </table:table-cell>
          <table:table-cell ns41:value-type="float" table:style-name="ce14" office:value="5147" office:value-type="float">
            <text:p>5147</text:p>
          </table:table-cell>
          <table:table-cell ns41:value-type="float" table:style-name="ce14" office:value="116.96" office:value-type="float">
            <text:p>116.9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31 December 1859</text:p>
          </table:table-cell>
          <table:table-cell table:style-name="ce17"/>
          <table:table-cell ns41:value-type="float" table:style-name="ce22" office:value="3283998" office:value-type="float">
            <text:p>3283998</text:p>
          </table:table-cell>
          <table:table-cell ns41:value-type="float" table:style-name="ce14" office:value="598.51" office:value-type="float">
            <text:p>598.51</text:p>
          </table:table-cell>
          <table:table-cell ns41:value-type="float" table:style-name="ce14" office:value="100.8" office:value-type="float">
            <text:p>100.8</text:p>
          </table:table-cell>
          <table:table-cell ns41:value-type="float" table:style-name="ce14" office:value="5529" office:value-type="float">
            <text:p>5529</text:p>
          </table:table-cell>
          <table:table-cell ns41:value-type="float" table:style-name="ce14" office:value="125.69" office:value-type="float">
            <text:p>125.6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1 December 1869</text:p>
          </table:table-cell>
          <table:table-cell table:style-name="ce17"/>
          <table:table-cell ns41:value-type="float" table:style-name="ce22" office:value="3287486" office:value-type="float">
            <text:p>3287486</text:p>
          </table:table-cell>
          <table:table-cell ns41:value-type="float" table:style-name="ce14" office:value="599.14" office:value-type="float">
            <text:p>599.14</text:p>
          </table:table-cell>
          <table:table-cell ns41:value-type="float" table:style-name="ce14" office:value="108.9" office:value-type="float">
            <text:p>108.9</text:p>
          </table:table-cell>
          <table:table-cell ns41:value-type="float" table:style-name="ce14" office:value="5974" office:value-type="float">
            <text:p>5974</text:p>
          </table:table-cell>
          <table:table-cell ns41:value-type="float" table:style-name="ce14" office:value="135.79" office:value-type="float">
            <text:p>135.7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31 December 1879</text:p>
          </table:table-cell>
          <table:table-cell table:style-name="ce17"/>
          <table:table-cell ns41:value-type="float" table:style-name="ce22" office:value="3299992" office:value-type="float">
            <text:p>3299992</text:p>
          </table:table-cell>
          <table:table-cell ns41:value-type="float" table:style-name="ce14" office:value="601.42" office:value-type="float">
            <text:p>601.42</text:p>
          </table:table-cell>
          <table:table-cell ns41:value-type="float" table:style-name="ce14" office:value="121.6" office:value-type="float">
            <text:p>121.6</text:p>
          </table:table-cell>
          <table:table-cell ns41:value-type="float" table:style-name="ce14" office:value="6672" office:value-type="float">
            <text:p>6672</text:p>
          </table:table-cell>
          <table:table-cell ns41:value-type="float" table:style-name="ce14" office:value="151.62" office:value-type="float">
            <text:p>151.6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31 December 1889</text:p>
          </table:table-cell>
          <table:table-cell table:style-name="ce17"/>
          <table:table-cell ns41:value-type="float" table:style-name="ce22" office:value="3253827" office:value-type="float">
            <text:p>3253827</text:p>
          </table:table-cell>
          <table:table-cell ns41:value-type="float" table:style-name="ce14" office:value="593.01" office:value-type="float">
            <text:p>593.01</text:p>
          </table:table-cell>
          <table:table-cell ns41:value-type="float" table:style-name="ce14" office:value="138.6" office:value-type="float">
            <text:p>138.6</text:p>
          </table:table-cell>
          <table:table-cell ns41:value-type="float" table:style-name="ce14" office:value="7608" office:value-type="float">
            <text:p>7608</text:p>
          </table:table-cell>
          <table:table-cell ns41:value-type="float" table:style-name="ce14" office:value="172.81" office:value-type="float">
            <text:p>172.8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31 December 1899</text:p>
          </table:table-cell>
          <table:table-cell table:style-name="ce17"/>
          <table:table-cell ns41:value-type="float" table:style-name="ce22" office:value="3307862" office:value-type="float">
            <text:p>3307862</text:p>
          </table:table-cell>
          <table:table-cell ns41:value-type="float" table:style-name="ce14" office:value="602.86" office:value-type="float">
            <text:p>602.86</text:p>
          </table:table-cell>
          <table:table-cell ns41:value-type="float" table:style-name="ce14" office:value="154.3" office:value-type="float">
            <text:p>154.3</text:p>
          </table:table-cell>
          <table:table-cell ns41:value-type="float" table:style-name="ce14" office:value="8467" office:value-type="float">
            <text:p>8467</text:p>
          </table:table-cell>
          <table:table-cell ns41:value-type="float" table:style-name="ce14" office:value="192.39" office:value-type="float">
            <text:p>192.3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ce8" office:value-type="string">
            <text:p>31 December 1909</text:p>
          </table:table-cell>
          <table:table-cell table:style-name="ce17"/>
          <table:table-cell ns41:value-type="float" table:style-name="ce22" office:value="3260025" office:value-type="float">
            <text:p>3260025</text:p>
          </table:table-cell>
          <table:table-cell ns41:value-type="float" table:style-name="ce14" office:value="594.14" office:value-type="float">
            <text:p>594.14</text:p>
          </table:table-cell>
          <table:table-cell ns41:value-type="float" table:style-name="ce14" office:value="179.7" office:value-type="float">
            <text:p>179.7</text:p>
          </table:table-cell>
          <table:table-cell ns41:value-type="float" table:style-name="ce14" office:value="9860" office:value-type="float">
            <text:p>9860</text:p>
          </table:table-cell>
          <table:table-cell ns41:value-type="float" table:style-name="ce14" office:value="224.07" office:value-type="float">
            <text:p>224.0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ce8" office:value-type="string">
            <text:p>31 December 1920</text:p>
          </table:table-cell>
          <table:table-cell table:style-name="ce17"/>
          <table:table-cell ns41:value-type="float" table:style-name="ce22" office:value="3260331" office:value-type="float">
            <text:p>3260331</text:p>
          </table:table-cell>
          <table:table-cell ns41:value-type="float" table:style-name="ce14" office:value="594.2" office:value-type="float">
            <text:p>594.2</text:p>
          </table:table-cell>
          <table:table-cell ns41:value-type="float" table:style-name="ce14" office:value="210.6" office:value-type="float">
            <text:p>210.6</text:p>
          </table:table-cell>
          <table:table-cell ns41:value-type="float" table:style-name="ce14" office:value="11554" office:value-type="float">
            <text:p>11554</text:p>
          </table:table-cell>
          <table:table-cell ns41:value-type="float" table:style-name="ce14" office:value="262.59" office:value-type="float">
            <text:p>262.5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ce8" office:value-type="string">
            <text:p>31 December 1930</text:p>
          </table:table-cell>
          <table:table-cell table:style-name="ce17"/>
          <table:table-cell ns41:value-type="float" table:style-name="ce23" office:value="4082871" office:value-type="float">
            <text:p>4082871</text:p>
          </table:table-cell>
          <table:table-cell ns41:value-type="float" table:style-name="ce14" office:value="744.1" office:value-type="float">
            <text:p>744.1</text:p>
          </table:table-cell>
          <table:table-cell ns41:value-type="float" table:style-name="ce14" office:value="194.4" office:value-type="float">
            <text:p>194.4</text:p>
          </table:table-cell>
          <table:table-cell ns41:value-type="float" table:style-name="ce14" office:value="10665" office:value-type="float">
            <text:p>10665</text:p>
          </table:table-cell>
          <table:table-cell ns41:value-type="float" table:style-name="ce14" office:value="242.39" office:value-type="float">
            <text:p>242.3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5">
          <table:table-cell ns41:value-type="string" table:style-name="ce8" office:value-type="string">
            <text:p>31 December 1930</text:p>
          </table:table-cell>
          <table:table-cell table:style-name="ce17"/>
          <table:table-cell ns41:value-type="float" table:style-name="ce24" office:value="3418111" office:value-type="float">
            <text:p>3418111</text:p>
          </table:table-cell>
          <table:table-cell ns41:value-type="float" table:style-name="ce14" office:value="622.95" office:value-type="float">
            <text:p>622.95</text:p>
          </table:table-cell>
          <table:table-cell ns41:value-type="float" table:style-name="ce14" office:value="232.2" office:value-type="float">
            <text:p>232.2</text:p>
          </table:table-cell>
          <table:table-cell ns41:value-type="float" table:style-name="ce14" office:value="12739" office:value-type="float">
            <text:p>12739</text:p>
          </table:table-cell>
          <table:table-cell ns41:value-type="float" table:style-name="ce14" office:value="289.53" office:value-type="float">
            <text:p>289.5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34" office:value-type="string">
            <text:p>01_10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41" office:value-type="float">
            <text:p>341</text:p>
          </table:table-cell>
          <table:table-cell ns41:value-type="string" table:style-name="ce34" office:value-type="string">
            <text:p>Het Rijk</text:p>
          </table:table-cell>
          <table:table-cell ns41:value-type="string" table:style-name="ce49" office:value-type="string">
            <text:p>17_0289</text:p>
          </table:table-cell>
          <table:table-cell table:number-columns-repeated="1011"/>
        </table:table-row>
        <table:table-row table:style-name="ro4">
          <table:table-cell ns41:value-type="string" table:style-name="ce9" office:value-type="string">
            <text:p>31 December 1930</text:p>
          </table:table-cell>
          <table:table-cell table:style-name="ce17"/>
          <table:table-cell ns41:value-type="float" table:style-name="ce25" office:value="3256568" office:value-type="float">
            <text:p>3256568</text:p>
          </table:table-cell>
          <table:table-cell ns41:value-type="float" table:style-name="ce19" office:value="593.51" office:value-type="float">
            <text:p>593.51</text:p>
          </table:table-cell>
          <table:table-cell ns41:value-type="float" table:style-name="ce19" office:value="243.7" office:value-type="float">
            <text:p>243.7</text:p>
          </table:table-cell>
          <table:table-cell ns41:value-type="float" table:style-name="ce19" office:value="13371" office:value-type="float">
            <text:p>13371</text:p>
          </table:table-cell>
          <table:table-cell ns41:value-type="float" table:style-name="ce19" office:value="303.87" office:value-type="float">
            <text:p>303.87</text:p>
          </table:table-cell>
          <table:table-cell ns41:value-type="string" table:style-name="ce37" office:value-type="string">
            <text:p>VT_1930</text:p>
          </table:table-cell>
          <table:table-cell ns41:value-type="string" table:style-name="ce44" office:value-type="string">
            <text:p>01_10</text:p>
          </table:table-cell>
          <table:table-cell ns41:value-type="float" table:style-name="ce44" office:value="340" office:value-type="float">
            <text:p>340</text:p>
          </table:table-cell>
          <table:table-cell ns41:value-type="float" table:style-name="ce44" office:value="341" office:value-type="float">
            <text:p>341</text:p>
          </table:table-cell>
          <table:table-cell ns41:value-type="string" table:style-name="ce44" office:value-type="string">
            <text:p>Het Rijk</text:p>
          </table:table-cell>
          <table:table-cell ns41:value-type="string" table:style-name="ce50" office:value-type="string">
            <text:p>17_0289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ce54" office:value-type="string">
            <text:p>1. Resultaat der planimetrische opmetingen tot aan de laagwaterlijn.</text:p>
          </table:table-cell>
          <table:table-cell table:style-name="ce55" table:number-columns-repeated="6"/>
          <table:table-cell table:style-name="ce38" table:number-columns-repeated="5"/>
          <table:table-cell table:style-name="ce51"/>
          <table:table-cell table:number-columns-repeated="1011"/>
        </table:table-row>
        <table:table-row table:style-name="ro5">
          <table:table-cell ns41:value-type="string" table:style-name="ce11" office:value-type="string">
            <text:p>2. Totaal van de oppervlakten der gemeenten met inbegrip der daartoe behoorende groote wateren.</text:p>
          </table:table-cell>
          <table:table-cell table:style-name="ce56" table:number-columns-repeated="6"/>
          <table:table-cell table:style-name="ce39" table:number-columns-repeated="5"/>
          <table:table-cell table:style-name="ce52"/>
          <table:table-cell table:number-columns-repeated="1011"/>
        </table:table-row>
        <table:table-row table:style-name="ro4">
          <table:table-cell ns41:value-type="string" table:style-name="ce12" office:value-type="string">
            <text:p>3.Totaal van de oppervlakten der gemeenten zonder de uitgestrektheid der daartoe behoorende groote wateren.</text:p>
          </table:table-cell>
          <table:table-cell table:style-name="ce57" table:number-columns-repeated="6"/>
          <table:table-cell table:style-name="ce40" table:number-columns-repeated="5"/>
          <table:table-cell table:style-name="ce53"/>
          <table:table-cell table:number-columns-repeated="1011"/>
        </table:table-row>
        <table:table-row table:style-name="ro5" table:number-rows-repeated="3">
          <table:table-cell table:style-name="ce13"/>
          <table:table-cell table:number-columns-repeated="1023"/>
        </table:table-row>
        <table:table-row table:style-name="ro5">
          <table:table-cell table:style-name="ce56"/>
          <table:table-cell table:number-columns-repeated="102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0" style:page-layout-name="Mpm3" style:display-name="PageStyle_Tabel 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5:14:35</meta:creation-date>
    <dc:creator>Yamit</dc:creator>
    <dc:date>2004-10-13T12:35:47</dc:date>
    <meta:document-statistic meta:object-count="0" meta:cell-count="174" meta:table-count="1"/>
    <meta:generator>ODFPY/1.3.0dev</meta:generator>
  </office:meta>
</office:document-meta>
</file>